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128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1.3472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87in">
              <dc:creator>LS</dc:creator>
              <dc:date>2018-12-02T00:00:00</dc:date>
              <text:p text:style-name="P1">DisplacementFilter-flow.js:757:9-36: Matrix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87in">
              <dc:creator>LS</dc:creator>
              <dc:date>2018-12-02T00:00:00</dc:date>
              <text:p text:style-name="P1">DisplacementFilter-flow.js:745:15-24: Matrix</text:p>
              <text:p text:style-name="P1">DisplacementFilter-flow.js:745:28-39: Matrix</text:p>
              <text:p text:style-name="P1">DisplacementFilter-flow.js:745:32-37: [class: Matrix]</text:p>
              <text:p text:style-name="P1">DisplacementFilter-flow.js:757:27-36: Matrix</text:p>
              <text:p text:style-name="P1">DisplacementFilter-flow.js:760:38-47: Matrix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63in">
              <dc:creator>LS</dc:creator>
              <dc:date>2018-12-02T00:00:00</dc:date>
              <text:p text:style-name="P1">DisplacementFilter-flow.js:768:9-44: Point</text:p>
            </office:annotation>
            <text:p>1</text:p>
          </table:table-cell>
          <table:table-cell table:style-name="ce9" office:value-type="float" office:value="2">
            <office:annotation draw:style-name="gr17" draw:text-style-name="P1" svg:width="1.1413in" svg:height="1.3232in" svg:x="2.9031in" svg:y="0in" draw:caption-point-x="-0.2402in" draw:caption-point-y="0.3634in">
              <dc:creator>LS</dc:creator>
              <dc:date>2018-12-02T00:00:00</dc:date>
              <text:p text:style-name="P1">DisplacementFilter-flow.js:768:22-44: Point</text:p>
              <text:p text:style-name="P1">DisplacementFilter-flow.js:768:26-30: [class: Point]</text:p>
            </office:annotation>
            <text:p>2</text:p>
          </table:table-cell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8" draw:text-style-name="P1" svg:width="1.1413in" svg:height="4.1224in" svg:x="3.711in" svg:y="0.0264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8" draw:text-style-name="P1" svg:width="1.1413in" svg:height="4.1224in" svg:x="3.711in" svg:y="0.0512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9" draw:text-style-name="P1" svg:width="1.1413in" svg:height="6.1441in" svg:x="3.711in" svg:y="0.1587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20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1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2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3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4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5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6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1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7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7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8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9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30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30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6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2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7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3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16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6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4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7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5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8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6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7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8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9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30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1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0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12/02/2018</text:date>, <text:time>09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2T09:25:11</dc:date>
    <dc:creator>Leonardo Silva</dc:creator>
    <meta:editing-duration>P2DT13H12M29S</meta:editing-duration>
    <meta:editing-cycles>204</meta:editing-cycles>
    <meta:generator>OpenOffice/4.1.5$Unix OpenOffice.org_project/415m1$Build-9789</meta:generator>
    <meta:document-statistic meta:table-count="58" meta:cell-count="815" meta:object-count="0"/>
  </office:meta>
</office:document-meta>
</file>